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ArrayFieldTest_primitive.tes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ArrayFieldTest_primitive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ArrayFieldTest_primitive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0.setValue( int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